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e6e6ff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e6e6ff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ffffff" draw:fill="solid" draw:fill-color="#0084d1" draw:textarea-horizontal-align="left" draw:auto-grow-height="true" draw:auto-grow-width="false" fo:min-height="3.023cm" fo:min-width="17.8cm"/>
    </style:style>
    <style:style style:name="gr5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color="#7da647" fo:font-weight="bold" style:font-weight-asian="bold" style:font-weight-complex="bold"/>
    </style:style>
    <style:style style:name="P3" style:family="paragraph">
      <style:text-properties fo:font-family="'Courier New'" style:font-family-generic="modern" style:font-pitch="fixed" fo:font-size="26pt" style:font-size-asian="26pt" style:font-size-complex="26pt"/>
    </style:style>
    <style:style style:name="P4" style:family="paragraph">
      <style:text-properties fo:color="#ff6633" fo:font-weight="bold" style:font-weight-asian="bold" style:font-weight-complex="bold"/>
    </style:style>
    <style:style style:name="P5" style:family="paragraph">
      <style:text-properties fo:color="#ffffff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color="#7da647" fo:font-size="44pt" fo:font-weight="bold" style:font-size-asian="44pt" style:font-weight-asian="bold" style:font-size-complex="44pt" style:font-weight-complex="bold"/>
    </style:style>
    <style:style style:name="T3" style:family="text">
      <style:text-properties style:use-window-font-color="true" fo:font-family="'Courier New'" style:font-family-generic="modern" style:font-pitch="fixed" fo:font-size="60pt" fo:font-weight="normal" style:font-size-asian="60pt" style:font-weight-asian="normal" style:font-size-complex="60pt" style:font-weight-complex="normal"/>
    </style:style>
    <style:style style:name="T4" style:family="text">
      <style:text-properties fo:color="#0084d1" fo:font-family="'Courier New'" style:font-family-generic="modern" style:font-pitch="fixed" fo:font-size="60pt" fo:font-weight="bold" style:font-size-asian="60pt" style:font-weight-asian="bold" style:font-size-complex="60pt" style:font-weight-complex="bold"/>
    </style:style>
    <style:style style:name="T5" style:family="text">
      <style:text-properties fo:font-family="'Courier New'" style:font-family-generic="modern" style:font-pitch="fixed" fo:font-size="60pt" style:font-size-asian="60pt" style:font-size-complex="60pt"/>
    </style:style>
    <style:style style:name="T6" style:family="text">
      <style:text-properties fo:color="#ff6633" fo:font-size="44pt" fo:font-weight="bold" style:font-size-asian="44pt" style:font-weight-asian="bold" style:font-size-complex="44pt" style:font-weight-complex="bold"/>
    </style:style>
    <style:style style:name="T7" style:family="text">
      <style:text-properties fo:color="#ffffff" fo:font-size="32pt" style:font-size-asian="32pt" style:font-size-complex="32pt"/>
    </style:style>
    <style:style style:name="T8" style:family="text">
      <style:text-properties fo:color="#ffffff" fo:font-size="32pt" style:text-underline-style="solid" style:text-underline-width="auto" style:text-underline-color="font-color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draw:layer="layout" svg:width="3.5cm" svg:height="2.5cm" svg:x="2.742cm" svg:y="9.50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5cm" svg:height="2.5cm" svg:x="2.742cm" svg:y="11.93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5cm" svg:height="2.5cm" svg:x="2.742cm" svg:y="14.369cm">
          <text:p text:style-name="P1"><text:span text:style-name="T1">N(|)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5cm" svg:height="2.5cm" svg:x="2.742cm" svg:y="7.00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5cm" svg:height="2.5cm" svg:x="2.742cm" svg:y="4.5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5.51cm" svg:height="1.987cm" svg:x="11.09cm" svg:y="17.02cm">
          <draw:text-box>
            <text:p><text:span text:style-name="T2">Árvore</text:span></text:p>
          </draw:text-box>
        </draw:frame>
        <draw:frame draw:style-name="gr3" draw:text-style-name="P3" draw:layer="layout" svg:width="11.932cm" svg:height="2.647cm" svg:x="2.2cm" svg:y="1.3cm">
          <draw:text-box>
            <text:p><text:span text:style-name="T3">a|</text:span><text:span text:style-name="T4">b</text:span><text:span text:style-name="T5">c|de*f</text:span></text:p>
          </draw:text-box>
        </draw:frame>
        <draw:frame draw:style-name="gr3" draw:text-style-name="P4" draw:layer="layout" svg:width="4.215cm" svg:height="1.987cm" svg:x="2.385cm" svg:y="17.02cm">
          <draw:text-box>
            <text:p><text:span text:style-name="T6">Pilha</text:span></text:p>
          </draw:text-box>
        </draw:frame>
        <draw:frame draw:style-name="gr4" draw:text-style-name="P5" draw:layer="layout" svg:width="17.6cm" svg:height="7.793cm" svg:x="1.7cm" svg:y="19.527cm">
          <draw:text-box>
            <text:p><text:span text:style-name="T7">Ao analisar </text:span><text:span text:style-name="T8">b</text:span><text:span text:style-name="T7">, é verificado que a pilha contém uma operação pendente. O símbolo </text:span><text:span text:style-name="T8">a</text:span><text:span text:style-name="T7"> e a operação </text:span><text:span text:style-name="T8">|</text:span><text:span text:style-name="T7"> são consumidos e deixam na pilha o nodo criado que representa a operação.</text:span></text:p>
          </draw:text-box>
        </draw:frame>
        <draw:custom-shape draw:style-name="gr2" draw:text-style-name="P1" xml:id="id2" draw:id="id2" draw:layer="layout" svg:width="2.435cm" svg:height="2.435cm" svg:x="10.9cm" svg:y="10.765cm">
          <text:p text:style-name="P1"><text:span text:style-name="T1">|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3" draw:id="id3" draw:layer="layout" svg:width="2.435cm" svg:height="2.435cm" svg:x="9.4cm" svg:y="13.8cm">
          <text:p text:style-name="P1"><text:span text:style-name="T1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" draw:id="id1" draw:layer="layout" svg:width="2.435cm" svg:height="2.435cm" svg:x="12.465cm" svg:y="13.8cm">
          <text:p text:style-name="P1"><text:span text:style-name="T1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line" svg:x1="13.683cm" svg:y1="13.8cm" svg:x2="12.979cm" svg:y2="12.844cm" draw:start-shape="id1" draw:start-glue-point="4" draw:end-shape="id2" draw:end-glue-point="9" svg:d="m13683 13800-704-956">
          <text:p/>
        </draw:connector>
        <draw:connector draw:style-name="gr5" draw:text-style-name="P1" draw:layer="layout" draw:type="line" svg:x1="10.618cm" svg:y1="13.8cm" svg:x2="11.256cm" svg:y2="12.844cm" draw:start-shape="id3" draw:start-glue-point="4" draw:end-shape="id2" draw:end-glue-point="7" svg:d="m10618 13800 638-956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B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ucas </meta:initial-creator>
    <meta:creation-date>2012-05-31T21:06:02</meta:creation-date>
    <dc:date>2012-06-01T01:50:27</dc:date>
    <dc:creator>Lucas </dc:creator>
    <meta:editing-duration>PT24M59S</meta:editing-duration>
    <meta:editing-cycles>6</meta:editing-cycles>
    <meta:generator>LibreOffice/3.5$Linux_x86 LibreOffice_project/350m1$Build-2</meta:generator>
    <meta:document-statistic meta:object-count="14"/>
  </office:meta>
</office:document-meta>
</file>